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ODD and Inheritance:</text:p>
      <text:p text:style-name="Standard"/>
      <text:p text:style-name="Standard">What is the purpose of practical design?</text:p>
      <text:p text:style-name="Standard"/>
      <text:p text:style-name="P1">Patterns</text:p>
      <text:p text:style-name="P1"/>
      <text:p text:style-name="P2">What is a design Pattern?</text:p>
      <text:p text:style-name="P2"/>
      <text:p text:style-name="P2">Name 4 Design Patterns</text:p>
      <text:p text:style-name="P2"/>
      <text:p text:style-name="P2">Explain MVC</text:p>
      <text:p text:style-name="P2"/>
      <text:p text:style-name="P2">What are creational, structural and behavioural patterns?</text:p>
      <text:p text:style-name="P2"/>
      <text:p text:style-name="P2">What patterns are in MVC?</text:p>
      <text:p text:style-name="P2"/>
      <text:p text:style-name="P2">What is the strategy Pattern? Explain it</text:p>
      <text:p text:style-name="P2"><text:tab/>-pull the classes behaviour out into interfaces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6T12:36:38.11</meta:creation-date>
    <dc:date>2014-02-06T14:48:45.30</dc:date>
    <meta:editing-duration>PT2H12M2S</meta:editing-duration>
    <meta:editing-cycles>7</meta:editing-cycles>
    <meta:generator>OpenOffice.org/3.4.1$Win32 OpenOffice.org_project/341m1$Build-9593</meta:generator>
    <meta:document-statistic meta:table-count="0" meta:image-count="0" meta:object-count="0" meta:page-count="1" meta:paragraph-count="10" meta:word-count="48" meta:character-count="297"/>
  </office:meta>
</office:document-meta>
</file>